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1516in"/>
    </style:style>
    <style:style style:name="co3" style:family="table-column">
      <style:table-column-properties fo:break-before="auto" style:column-width="5.3929in"/>
    </style:style>
    <style:style style:name="co4" style:family="table-column">
      <style:table-column-properties fo:break-before="auto" style:column-width="2.7547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5.92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Http Method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Return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mplementation Status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gpu/:gpu_manufacturer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all gpus for manufacturers</text:p>
          </table:table-cell>
          <table:table-cell office:value-type="string" calcext:value-type="string">
            <text:p>200, 404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gpu/manufacturers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All available manufacturers</text:p>
          </table:table-cell>
          <table:table-cell office:value-type="string" calcext:value-type="string">
            <text:p>200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gpu/manufacturer?query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Find gpu by attribute</text:p>
          </table:table-cell>
          <table:table-cell office:value-type="string" calcext:value-type="string">
            <text:p>200, 400, 404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gpu/:manufacturer/:v_ram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Find gpu by <text:s/>v_ram</text:p>
          </table:table-cell>
          <table:table-cell office:value-type="string" calcext:value-type="string">
            <text:p>200, 404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gpu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Payload of created gpu</text:p>
          </table:table-cell>
          <table:table-cell office:value-type="string" calcext:value-type="string">
            <text:p>201, 400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/gpu/model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Updates the gpu with attribute</text:p>
          </table:table-cell>
          <table:table-cell office:value-type="string" calcext:value-type="string">
            <text:p>200,400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gpu/:attribu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04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gpu/:manufacture/?page=n&amp;size=1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List of gpu</text:p>
          </table:table-cell>
          <table:table-cell office:value-type="string" calcext:value-type="string">
            <text:p>200, 400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{</text:p>
            <text:p>   "GPUs":[</text:p>
            <text:p>      {</text:p>
            <text:p>         "name":"GTX 1050 Ti OC",</text:p>
            <text:p> "manufacturer":"Gigabyte",</text:p>
            <text:p> "GPU_manufacturer":"nVidia",</text:p>
            <text:p>         "Video_MEMORY":"4GB",</text:p>
            <text:p> "Memory_Clock":"7008MHz",</text:p>
            <text:p>         "Core_speed":"1341MHz",</text:p>
            <text:p> "Boost_speed":"1455MHz",</text:p>
            <text:p> "Memory_type":"GDDR5",</text:p>
            <text:p> "Motherboard_Connection":"PCI-E_3.0_ x_16",</text:p>
            <text:p> "Power_supply":"300W"</text:p>
            <text:p>      },</text:p>
            <text:p>      {</text:p>
            <text:p>     "name":"RX460",</text:p>
            <text:p> "manufacturer":"Gigabyte",</text:p>
            <text:p> "GPU_manufacturer":"AMD",</text:p>
            <text:p>         "Video_MEMORY":"4GB",</text:p>
            <text:p> "Memory_Clock":"7000MHz",</text:p>
            <text:p>         "Core_speed":"not_specified",</text:p>
            <text:p> "Boost_speed":"not_specified",</text:p>
            <text:p> "Memory_type":"GDDR5",</text:p>
            <text:p> "Motherboard_Connection":"PCI-E_3.0_x_8",</text:p>
            <text:p> "Power_supply":"350W"</text:p>
            <text:p>      }</text:p>
            <text:p>   ]</text:p>
            <text:p>}</text:p>
          </table:table-cell>
          <table:table-cell table:style-name="Default" table:number-columns-repeated="3"/>
          <table:table-cell table:style-name="ce2"/>
        </table:table-row>
        <table:table-row table:style-name="ro1">
          <table:table-cell table:style-name="Default" table:number-columns-repeated="5"/>
          <table:table-cell table:style-name="ce2"/>
        </table:table-row>
        <table:table-row table:style-name="ro1">
          <table:table-cell table:style-name="Default" table:number-columns-repeated="5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18:11:58.992470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8:09:46.499054486</meta:creation-date>
    <dc:date>2017-03-09T18:12:12.214276429</dc:date>
    <meta:editing-duration>PT2M34S</meta:editing-duration>
    <meta:editing-cycles>6</meta:editing-cycles>
    <meta:generator>LibreOffice/4.2.8.2$Linux_X86_64 LibreOffice_project/420m0$Build-2</meta:generator>
    <meta:document-statistic meta:table-count="1" meta:cell-count="55" meta:object-count="0"/>
  </office:meta>
</office:document-meta>
</file>